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000000" draw:marker-start="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000000" draw:marker-start="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tyle="italic" style:font-style-asian="italic" style:font-style-complex="italic"/>
    </style:style>
    <style:style style:name="P4" style:family="paragraph"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0.889cm" svg:y1="0.414cm" svg:x2="0.889cm" svg:y2="6.891cm">
            <text:p/>
          </draw:line>
          <draw:line draw:style-name="gr2" draw:text-style-name="P1" draw:layer="layout" svg:x1="6.096cm" svg:y1="6.891cm" svg:x2="0.889cm" svg:y2="6.892cm">
            <text:p/>
          </draw:line>
        </draw:g>
        <draw:line draw:style-name="gr3" draw:text-style-name="P1" draw:layer="layout" svg:x1="1.497cm" svg:y1="5.894cm" svg:x2="5.561cm" svg:y2="5.894cm">
          <text:p/>
        </draw:line>
        <draw:line draw:style-name="gr3" draw:text-style-name="P1" draw:layer="layout" svg:x1="1.497cm" svg:y1="4.795cm" svg:x2="5.561cm" svg:y2="4.795cm">
          <text:p/>
        </draw:line>
        <draw:line draw:style-name="gr3" draw:text-style-name="P1" draw:layer="layout" svg:x1="1.497cm" svg:y1="3.695cm" svg:x2="5.561cm" svg:y2="3.695cm">
          <text:p/>
        </draw:line>
        <draw:line draw:style-name="gr3" draw:text-style-name="P1" draw:layer="layout" svg:x1="1.497cm" svg:y1="2.594cm" svg:x2="5.561cm" svg:y2="2.594cm">
          <text:p/>
        </draw:line>
        <draw:custom-shape draw:style-name="gr4" draw:text-style-name="P2" draw:layer="layout" svg:width="0.508cm" svg:height="0.508cm" svg:x="2.944cm" svg:y="4.5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08cm" svg:height="0.508cm" svg:x="2.032cm" svg:y="5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08cm" svg:height="0.508cm" svg:x="2.933cm" svg:y="5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08cm" svg:height="0.508cm" svg:x="3.834cm" svg:y="5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08cm" svg:height="0.508cm" svg:x="4.735cm" svg:y="5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08cm" svg:height="0.508cm" svg:x="3.845cm" svg:y="4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08cm" svg:height="0.508cm" svg:x="3.346cm" svg:y="3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925cm" svg:height="0.962cm" svg:x="-0.036cm" svg:y="3.102cm">
          <draw:text-box>
            <text:p><text:span text:style-name="T1">E</text:span></text:p>
          </draw:text-box>
        </draw:frame>
        <draw:frame draw:style-name="gr6" draw:text-style-name="P5" draw:layer="layout" svg:width="6.391cm" svg:height="0.878cm" svg:x="0.535cm" svg:y="7.101cm">
          <draw:text-box>
            <text:p text:style-name="P4"><text:span text:style-name="T2">One ensemble member</text:span></text:p>
          </draw:text-box>
        </draw:frame>
        <draw:g>
          <svg:title>TexMaths</svg:title>
          <svg:desc>14§display§\bar{\epsilon}_1§svg§600§FALSE§</svg:desc>
          <draw:polygon draw:style-name="gr7" draw:text-style-name="P6" draw:layer="layout" svg:width="0.493cm" svg:height="0.44cm" svg:x="5.842cm" svg:y="5.657cm" svg:viewBox="0 0 494 441" draw:points="248,441 0,441 0,0 494,0 494,441">
            <text:p/>
          </draw:polygon>
          <draw:polygon draw:style-name="gr8" draw:text-style-name="P7" draw:layer="layout" svg:width="0.223cm" svg:height="0.02cm" svg:x="5.89cm" svg:y="5.642cm" svg:viewBox="0 0 224 21" draw:points="224,21 224,0 0,0 0,21">
            <text:p/>
          </draw:polygon>
          <draw:path draw:style-name="gr8" draw:text-style-name="P7" draw:layer="layout" svg:width="0.203cm" svg:height="0.272cm" svg:x="5.871cm" svg:y="5.74cm" svg:viewBox="0 0 204 273" svg:d="M155 127c10 0 21 0 21-11 0-8-7-8-18-8h-99c14-53 49-88 105-88h19c10 0 21 0 21-12 0-8-8-8-19-8h-21c-81 0-164 62-164 157 0 67 46 116 112 116 41 0 81-24 81-31 0-3-1-10-7-10-1 0-3 0-8 4-18 13-42 23-65 23-36 0-67-25-67-80 0-21 6-45 7-52z">
            <text:p/>
          </draw:path>
          <draw:path draw:style-name="gr8" draw:text-style-name="P7" draw:layer="layout" svg:width="0.157cm" svg:height="0.286cm" svg:x="6.137cm" svg:y="5.811cm" svg:viewBox="0 0 158 287" svg:d="M98 13c0-13 0-13-13-13-28 27-67 28-85 28v15c10 0 39 0 63-12v221c0 14 0 19-43 19h-17v16c8 0 61-2 77-2 14 0 68 2 78 2v-16h-17c-43 0-43-5-43-19z">
            <text:p/>
          </draw:path>
        </draw:g>
        <draw:g>
          <svg:title>TexMaths</svg:title>
          <svg:desc>14§display§\bar{\epsilon}_2§svg§600§FALSE§</svg:desc>
          <draw:polygon draw:style-name="gr7" draw:text-style-name="P6" draw:layer="layout" svg:width="0.493cm" svg:height="0.44cm" svg:x="5.842cm" svg:y="4.587cm" svg:viewBox="0 0 494 441" draw:points="248,441 0,441 0,0 494,0 494,441">
            <text:p/>
          </draw:polygon>
          <draw:polygon draw:style-name="gr8" draw:text-style-name="P7" draw:layer="layout" svg:width="0.223cm" svg:height="0.02cm" svg:x="5.89cm" svg:y="4.572cm" svg:viewBox="0 0 224 21" draw:points="224,21 224,0 0,0 0,21">
            <text:p/>
          </draw:polygon>
          <draw:path draw:style-name="gr8" draw:text-style-name="P7" draw:layer="layout" svg:width="0.203cm" svg:height="0.272cm" svg:x="5.871cm" svg:y="4.67cm" svg:viewBox="0 0 204 273" svg:d="M155 127c10 0 21 0 21-11 0-8-7-8-18-8h-99c14-53 49-88 105-88h19c10 0 21 0 21-12 0-8-8-8-19-8h-21c-81 0-164 62-164 157 0 67 46 116 112 116 41 0 81-24 81-31 0-3-1-10-7-10-1 0-3 0-8 4-18 13-42 23-65 23-36 0-67-25-67-80 0-21 6-45 7-52z">
            <text:p/>
          </draw:path>
          <draw:path draw:style-name="gr8" draw:text-style-name="P7" draw:layer="layout" svg:width="0.191cm" svg:height="0.286cm" svg:x="6.118cm" svg:y="4.741cm" svg:viewBox="0 0 192 287" svg:d="M192 208h-16c-1 10-5 35-11 40-3 2-36 2-42 2h-80c45-40 61-51 87-72 32-26 62-52 62-94 0-52-46-84-102-84-54 0-90 38-90 77 0 22 18 25 22 25 12 0 24-8 24-24 0-7-3-22-25-22 13-31 42-41 63-41 43 0 66 34 66 69 0 38-27 67-41 84l-105 102c-4 4-4 6-4 17h179z">
            <text:p/>
          </draw:path>
        </draw:g>
        <draw:g>
          <svg:title>TexMaths</svg:title>
          <svg:desc>14§display§\bar{\epsilon}_3§svg§600§FALSE§</svg:desc>
          <draw:polygon draw:style-name="gr7" draw:text-style-name="P6" draw:layer="layout" svg:width="0.493cm" svg:height="0.44cm" svg:x="5.842cm" svg:y="3.488cm" svg:viewBox="0 0 494 441" draw:points="248,441 0,441 0,0 494,0 494,441">
            <text:p/>
          </draw:polygon>
          <draw:polygon draw:style-name="gr8" draw:text-style-name="P7" draw:layer="layout" svg:width="0.223cm" svg:height="0.02cm" svg:x="5.89cm" svg:y="3.473cm" svg:viewBox="0 0 224 21" draw:points="224,21 224,0 0,0 0,21">
            <text:p/>
          </draw:polygon>
          <draw:path draw:style-name="gr8" draw:text-style-name="P7" draw:layer="layout" svg:width="0.203cm" svg:height="0.272cm" svg:x="5.871cm" svg:y="3.571cm" svg:viewBox="0 0 204 273" svg:d="M155 127c10 0 21 0 21-11 0-8-7-8-18-8h-99c14-53 49-88 105-88h19c10 0 21 0 21-12 0-8-8-8-19-8h-21c-81 0-164 62-164 157 0 67 46 116 112 116 41 0 81-24 81-31 0-2-1-9-7-9-1 0-3-1-8 4-18 12-42 22-65 22-36 0-67-25-67-80 0-21 6-45 7-52z">
            <text:p/>
          </draw:path>
          <draw:path draw:style-name="gr8" draw:text-style-name="P7" draw:layer="layout" svg:width="0.198cm" svg:height="0.295cm" svg:x="6.113cm" svg:y="3.642cm" svg:viewBox="0 0 199 296" svg:d="M95 143c34 0 58 24 58 70 0 53-31 69-56 69-17 0-56-5-75-30 21-1 26-15 26-24 0-14-10-24-24-24-11 0-24 7-24 24 0 42 45 68 98 68 60 0 101-40 101-83 0-34-27-67-74-79 44-15 61-49 61-74 0-35-39-60-88-60-48 0-84 24-84 57 0 16 8 24 22 24 13 0 23-10 23-22 0-13-10-21-23-23 16-19 45-23 61-23 19 0 47 9 47 47 0 18-7 38-18 51-14 16-25 18-48 19-11 0-11 0-14 2 0 0-4 0-4 5 0 6 4 6 11 6z">
            <text:p/>
          </draw:path>
        </draw:g>
        <draw:g>
          <svg:title>TexMaths</svg:title>
          <svg:desc>14§display§\bar{\epsilon}_4§svg§600§FALSE§</svg:desc>
          <draw:polygon draw:style-name="gr7" draw:text-style-name="P6" draw:layer="layout" svg:width="0.493cm" svg:height="0.44cm" svg:x="5.842cm" svg:y="2.389cm" svg:viewBox="0 0 494 441" draw:points="248,441 0,441 0,0 494,0 494,441">
            <text:p/>
          </draw:polygon>
          <draw:polygon draw:style-name="gr8" draw:text-style-name="P7" draw:layer="layout" svg:width="0.223cm" svg:height="0.02cm" svg:x="5.89cm" svg:y="2.374cm" svg:viewBox="0 0 224 21" draw:points="224,21 224,0 0,0 0,21">
            <text:p/>
          </draw:polygon>
          <draw:path draw:style-name="gr8" draw:text-style-name="P7" draw:layer="layout" svg:width="0.203cm" svg:height="0.272cm" svg:x="5.871cm" svg:y="2.472cm" svg:viewBox="0 0 204 273" svg:d="M155 127c10 0 21 0 21-11 0-8-7-8-18-8h-99c14-53 49-88 105-88h19c10 0 21 0 21-12 0-8-8-8-19-8h-21c-81 0-164 62-164 157 0 67 46 116 112 116 41 0 81-24 81-31 0-3-1-10-7-10-1 0-3 0-8 4-18 13-42 23-65 23-36 0-67-25-67-80 0-21 6-45 7-52z">
            <text:p/>
          </draw:path>
          <draw:path draw:style-name="gr8" draw:text-style-name="P7" draw:layer="layout" svg:width="0.212cm" svg:height="0.29cm" svg:x="6.108cm" svg:y="2.539cm" svg:viewBox="0 0 213 291" svg:d="M213 221v-17h-49v-191c0-10 0-13-9-13-5 0-7 0-12 6l-143 198v17h127v35c0 14 0 20-35 20h-11v15c21 0 49-1 65-1 15 0 43 1 65 1v-15h-12c-35 0-35-6-35-20v-35zM130 46v158h-115z">
            <text:p/>
          </draw:path>
        </draw:g>
        <draw:frame draw:style-name="gr6" draw:text-style-name="P8" draw:layer="layout" svg:width="0.68cm" svg:height="2.384cm" svg:x="3.299cm" svg:y="-0.038cm">
          <draw:text-box>
            <text:p>.</text:p>
            <text:p>.</text:p>
            <text:p>.</text:p>
          </draw:text-box>
        </draw:frame>
        <draw:g>
          <svg:title>TexMaths</svg:title>
          <svg:desc>10§display§n_1 = 4§svg§600§FALSE§</svg:desc>
          <draw:polygon draw:style-name="gr7" draw:text-style-name="P6" draw:layer="layout" svg:width="1.263cm" svg:height="0.348cm" svg:x="2.994cm" svg:y="6.239cm" svg:viewBox="0 0 1264 349" draw:points="632,349 0,349 0,0 1264,0 1264,349">
            <text:p/>
          </draw:polygon>
          <draw:path draw:style-name="gr8" draw:text-style-name="P7" draw:layer="layout" svg:width="0.238cm" svg:height="0.199cm" svg:x="3.007cm" svg:y="6.327cm" svg:viewBox="0 0 239 200" svg:d="M26 169c-1 7-4 17-4 19 0 8 6 12 13 12 5 0 13-4 16-12 1-1 6-22 9-33l9-40c3-9 6-19 8-29 2-8 5-21 6-22 6-14 29-54 71-54 20 0 24 16 24 31 0 27-21 84-28 102-4 11-5 16-5 21 0 21 16 36 36 36 42 0 58-64 58-68s-4-4-5-4c-5 0-5 1-7 8-9 30-23 54-45 54-7 0-10-4-10-14 0-11 4-22 8-32 8-23 26-72 26-97 0-29-18-47-50-47-40 0-62 28-69 38-2-24-20-38-41-38-20 0-28 17-33 25-7 15-13 41-13 43 0 4 4 4 5 4 5 0 5 0 8-10 7-31 16-52 32-52 9 0 14 5 14 20 0 9-2 14-7 37z">
            <text:p/>
          </draw:path>
          <draw:path draw:style-name="gr8" draw:text-style-name="P7" draw:layer="layout" svg:width="0.112cm" svg:height="0.204cm" svg:x="3.29cm" svg:y="6.383cm" svg:viewBox="0 0 113 205" svg:d="M70 9c0-9-1-9-9-9-20 19-48 20-61 20v11c7 0 28 0 45-9v158c0 10 0 14-31 14h-12v11c6 0 44-1 55-1 10 0 49 1 56 1v-11h-12c-31 0-31-4-31-14z">
            <text:p/>
          </draw:path>
          <draw:path draw:style-name="gr8" draw:text-style-name="P7" draw:layer="layout" svg:width="0.292cm" svg:height="0.103cm" svg:x="3.6cm" svg:y="6.36cm" svg:viewBox="0 0 293 104" svg:d="M278 18c7 0 15 0 15-9s-8-9-14-9h-264c-7 0-15 0-15 9s8 9 15 9zM279 104c6 0 14 0 14-9s-8-9-15-9h-263c-7 0-15 0-15 9s8 9 15 9z">
            <text:p/>
          </draw:path>
          <draw:path draw:style-name="gr8" draw:text-style-name="P7" draw:layer="layout" svg:width="0.195cm" svg:height="0.297cm" svg:x="4.051cm" svg:y="6.224cm" svg:viewBox="0 0 196 298" svg:d="M117 226v38c0 16 0 21-33 21h-9v13c18-1 41-1 59-1 19 0 42 0 60 1v-13h-9c-33 0-34-5-34-21v-38h45v-14h-45v-201c0-8 0-11-7-11-4 0-5 0-8 5l-136 207v14zM120 212h-108l108-164z">
            <text:p/>
          </draw:path>
        </draw:g>
        <draw:g>
          <svg:title>TexMaths</svg:title>
          <svg:desc>10§display§n_2 = 2§svg§600§FALSE§</svg:desc>
          <draw:polygon draw:style-name="gr7" draw:text-style-name="P6" draw:layer="layout" svg:width="1.263cm" svg:height="0.348cm" svg:x="2.994cm" svg:y="5.109cm" svg:viewBox="0 0 1264 349" draw:points="632,349 0,349 0,0 1264,0 1264,349">
            <text:p/>
          </draw:polygon>
          <draw:path draw:style-name="gr8" draw:text-style-name="P7" draw:layer="layout" svg:width="0.238cm" svg:height="0.199cm" svg:x="3.007cm" svg:y="5.197cm" svg:viewBox="0 0 239 200" svg:d="M26 169c-1 7-4 17-4 19 0 8 6 12 13 12 5 0 13-4 16-12 1-1 6-22 9-33l9-40c3-9 6-19 8-29 2-8 5-21 6-22 6-14 29-54 71-54 20 0 24 16 24 31 0 27-21 84-28 102-4 11-5 16-5 21 0 21 16 36 36 36 42 0 58-64 58-68s-4-4-5-4c-5 0-5 1-7 8-9 30-23 54-45 54-7 0-10-4-10-14 0-11 4-22 8-32 8-23 26-72 26-97 0-29-18-47-50-47-40 0-62 28-69 38-2-24-20-38-41-38-20 0-28 17-33 25-7 15-13 41-13 43 0 4 4 4 5 4 5 0 5 0 8-10 7-31 16-52 32-52 9 0 14 5 14 20 0 9-2 14-7 37z">
            <text:p/>
          </draw:path>
          <draw:path draw:style-name="gr8" draw:text-style-name="P7" draw:layer="layout" svg:width="0.136cm" svg:height="0.204cm" svg:x="3.276cm" svg:y="5.253cm" svg:viewBox="0 0 137 205" svg:d="M137 149h-11c-1 7-4 25-8 28-2 2-26 2-30 2h-57c32-29 43-37 62-52 23-18 44-37 44-67 0-37-33-60-73-60-38 0-64 27-64 55 0 16 13 18 16 18 8 0 17-6 17-17 0-5-2-16-18-16 9-22 30-29 45-29 31 0 47 24 47 49 0 27-19 48-29 60l-75 73c-3 3-3 4-3 12h128z">
            <text:p/>
          </draw:path>
          <draw:path draw:style-name="gr8" draw:text-style-name="P7" draw:layer="layout" svg:width="0.292cm" svg:height="0.103cm" svg:x="3.6cm" svg:y="5.23cm" svg:viewBox="0 0 293 104" svg:d="M278 18c7 0 15 0 15-9s-8-9-14-9h-264c-7 0-15 0-15 9s8 9 15 9zM279 104c6 0 14 0 14-9s-8-9-15-9h-263c-7 0-15 0-15 9s8 9 15 9z">
            <text:p/>
          </draw:path>
          <draw:path draw:style-name="gr8" draw:text-style-name="P7" draw:layer="layout" svg:width="0.175cm" svg:height="0.293cm" svg:x="4.06cm" svg:y="5.098cm" svg:viewBox="0 0 176 294" svg:d="M34 260l47-46c69-61 95-84 95-128 0-51-39-86-93-86-50 0-83 41-83 80 0 24 22 24 23 24 8 0 23-5 23-23 0-11-8-23-23-23-4 0-4 0-6 1 10-29 34-45 60-45 40 0 59 35 59 72 0 35-22 70-46 97l-85 94c-5 5-5 6-5 17h164l12-77h-11c-2 13-5 33-9 39-4 4-33 4-42 4z">
            <text:p/>
          </draw:path>
        </draw:g>
        <draw:g>
          <svg:title>TexMaths</svg:title>
          <svg:desc>10§display§n_3 = 1§svg§600§FALSE§</svg:desc>
          <draw:polygon draw:style-name="gr7" draw:text-style-name="P6" draw:layer="layout" svg:width="1.263cm" svg:height="0.348cm" svg:x="2.994cm" svg:y="4.01cm" svg:viewBox="0 0 1264 349" draw:points="632,349 0,349 0,0 1264,0 1264,349">
            <text:p/>
          </draw:polygon>
          <draw:path draw:style-name="gr8" draw:text-style-name="P7" draw:layer="layout" svg:width="0.238cm" svg:height="0.199cm" svg:x="3.007cm" svg:y="4.098cm" svg:viewBox="0 0 239 200" svg:d="M26 169c-1 7-4 17-4 19 0 8 6 12 13 12 5 0 13-4 16-12 1-1 6-22 9-33l9-40c3-9 6-19 8-29 2-8 5-21 6-22 6-14 29-54 71-54 20 0 24 16 24 31 0 27-21 84-28 102-4 11-5 16-5 21 0 21 16 36 36 36 42 0 58-64 58-68s-4-4-5-4c-5 0-5 1-7 8-9 30-23 54-45 54-7 0-10-4-10-14 0-11 4-22 8-32 8-23 26-72 26-97 0-29-18-47-50-47-40 0-62 28-69 38-2-24-20-38-41-38-20 0-28 17-33 25-7 15-13 41-13 43 0 4 4 4 5 4 5 0 5 0 8-10 7-31 16-52 32-52 9 0 14 5 14 20 0 9-2 14-7 37z">
            <text:p/>
          </draw:path>
          <draw:path draw:style-name="gr8" draw:text-style-name="P7" draw:layer="layout" svg:width="0.141cm" svg:height="0.21cm" svg:x="3.273cm" svg:y="4.154cm" svg:viewBox="0 0 142 211" svg:d="M68 102c24 0 41 17 41 50 0 38-22 49-40 49-12 0-40-3-53-21 15-1 18-11 18-17 0-10-7-17-17-17-8 0-17 5-17 17 0 30 32 48 70 48 43 0 72-28 72-59 0-24-19-48-53-56 32-11 44-35 44-53 0-25-28-43-63-43-34 0-60 17-60 41 0 11 6 17 16 17 9 0 16-7 16-16s-7-15-16-16c11-14 32-17 43-17 14 0 34 7 34 34 0 13-5 27-13 36-10 12-18 13-34 14-8 0-8 0-10 1 0 0-3 0-3 4s3 4 8 4z">
            <text:p/>
          </draw:path>
          <draw:path draw:style-name="gr8" draw:text-style-name="P7" draw:layer="layout" svg:width="0.292cm" svg:height="0.103cm" svg:x="3.6cm" svg:y="4.131cm" svg:viewBox="0 0 293 104" svg:d="M278 18c7 0 15 0 15-9s-8-9-14-9h-264c-7 0-15 0-15 9s8 9 15 9zM279 104c6 0 14 0 14-9s-8-9-15-9h-263c-7 0-15 0-15 9s8 9 15 9z">
            <text:p/>
          </draw:path>
          <draw:path draw:style-name="gr8" draw:text-style-name="P7" draw:layer="layout" svg:width="0.145cm" svg:height="0.293cm" svg:x="4.077cm" svg:y="3.999cm" svg:viewBox="0 0 146 294" svg:d="M91 11c0-10 0-11-10-11-28 28-67 28-81 28v14c9 0 35 0 58-12v229c0 16-1 21-41 21h-14v14c15-2 54-2 71-2 18 0 56 0 72 2v-14h-14c-40 0-41-5-41-21z">
            <text:p/>
          </draw:path>
        </draw:g>
        <draw:g>
          <svg:title>TexMaths</svg:title>
          <svg:desc>10§display§n_4 = 0§svg§600§FALSE§</svg:desc>
          <draw:polygon draw:style-name="gr7" draw:text-style-name="P6" draw:layer="layout" svg:width="1.263cm" svg:height="0.348cm" svg:x="2.994cm" svg:y="2.71cm" svg:viewBox="0 0 1264 349" draw:points="632,349 0,349 0,0 1264,0 1264,349">
            <text:p/>
          </draw:polygon>
          <draw:path draw:style-name="gr8" draw:text-style-name="P7" draw:layer="layout" svg:width="0.238cm" svg:height="0.199cm" svg:x="3.007cm" svg:y="2.798cm" svg:viewBox="0 0 239 200" svg:d="M26 169c-1 7-4 17-4 19 0 8 6 12 13 12 5 0 13-4 16-12 1-1 6-22 9-33l9-40c3-9 6-19 8-29 2-8 5-21 6-22 6-14 29-54 71-54 20 0 24 16 24 31 0 27-21 84-28 102-4 11-5 16-5 21 0 21 16 36 36 36 42 0 58-64 58-68s-4-4-5-4c-5 0-5 1-7 8-9 30-23 54-45 54-7 0-10-4-10-14 0-11 4-22 8-32 8-23 26-72 26-97 0-29-18-47-50-47-40 0-62 28-69 38-2-24-20-38-41-38-20 0-28 17-33 25-7 15-13 41-13 43 0 4 4 4 5 4 5 0 5 0 8-10 7-31 16-52 32-52 9 0 14 5 14 20 0 9-2 14-7 37z">
            <text:p/>
          </draw:path>
          <draw:path draw:style-name="gr8" draw:text-style-name="P7" draw:layer="layout" svg:width="0.151cm" svg:height="0.207cm" svg:x="3.269cm" svg:y="2.851cm" svg:viewBox="0 0 152 208" svg:d="M152 158v-12h-35v-137c0-7 0-9-6-9-4 0-5 0-9 4l-102 142v12h91v25c0 10 0 14-25 14h-8v11c15 0 35-1 46-1s31 1 47 1v-11h-9c-25 0-25-4-25-14v-25zM93 33v113h-82z">
            <text:p/>
          </draw:path>
          <draw:path draw:style-name="gr8" draw:text-style-name="P7" draw:layer="layout" svg:width="0.292cm" svg:height="0.103cm" svg:x="3.6cm" svg:y="2.831cm" svg:viewBox="0 0 293 104" svg:d="M278 18c7 0 15 0 15-9s-8-9-14-9h-264c-7 0-15 0-15 9s8 9 15 9zM279 104c6 0 14 0 14-9s-8-9-15-9h-263c-7 0-15 0-15 9s8 9 15 9z">
            <text:p/>
          </draw:path>
          <draw:path draw:style-name="gr8" draw:text-style-name="P7" draw:layer="layout" svg:width="0.185cm" svg:height="0.302cm" svg:x="4.055cm" svg:y="2.699cm" svg:viewBox="0 0 186 303" svg:d="M186 153c0-36-2-71-18-104-20-42-56-49-75-49-26 0-59 11-77 52-14 31-16 65-16 101 0 33 2 72 20 106 19 35 51 44 73 44 24 0 57-9 77-51 14-30 16-65 16-99zM93 294c-17 0-44-11-51-54-5-26-5-67-5-93 0-28 0-57 3-81 9-52 42-56 53-56 14 0 44 8 52 51 4 25 4 58 4 86 0 33 0 63-5 91-6 42-31 56-51 56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112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9T13:10:46.435823562</meta:creation-date>
    <dc:date>2018-01-09T14:05:00.268220006</dc:date>
    <meta:editing-duration>PT30M42S</meta:editing-duration>
    <meta:editing-cycles>14</meta:editing-cycles>
    <meta:generator>LibreOffice/5.4.4.2$Linux_X86_64 LibreOffice_project/40$Build-2</meta:generator>
    <meta:document-statistic meta:object-count="61"/>
  </office:meta>
</office:document-meta>
</file>